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155EB8FA.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6"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7"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8"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9" style:family="paragraph" style:parent-style-name="Standard">
      <style:text-properties style:text-underline-style="none"/>
    </style:style>
    <style:style style:name="P10" style:family="paragraph" style:parent-style-name="Standard" style:master-page-name="Standard">
      <style:paragraph-properties fo:text-align="justify" style:justify-single-word="false" style:page-number="auto"/>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3"/>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4"/>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5"/>
    <style:style style:name="P26" style:family="paragraph" style:parent-style-name="Standard" style:list-style-name="L5"/>
    <style:style style:name="P27" style:family="paragraph" style:parent-style-name="Standard" style:list-style-name="L5"/>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Contents_20_3">
      <style:paragraph-properties>
        <style:tab-stops>
          <style:tab-stop style:position="15.002cm" style:type="right" style:leader-style="dotted" style:leader-text="."/>
        </style:tab-stops>
      </style:paragraph-properties>
    </style:style>
    <style:style style:name="P31"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T3" style:family="text">
      <style:text-properties style:text-underline-style="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6"/>
      <text:p text:style-name="P7">Observatoire Volcanologique</text:p>
      <text:p text:style-name="P7">du Piton de La Fournaise</text:p>
      <text:p text:style-name="P8">14 RN3 - Km 27<text:line-break/>97418 La Plaine des Cafres<text:line-break/>Ile de La Réunion<text:line-break/>France<text:line-break/><text:line-break/>Téléphone : 0 262 275292<text:line-break/>Fax : 0 262 591204</text:p>
      <text:p text:style-name="P7"><draw:frame draw:style-name="fr2" draw:name="graphics1" text:anchor-type="char" svg:y="0cm" svg:width="11.991cm" svg:height="12.273cm" draw:z-index="5"><draw:image xlink:href="Pictures/10000000000001540000015C0871EA4D.jpg" xlink:type="simple" xlink:show="embed" xlink:actuate="onLoad"/></draw:frame></text:p>
      <text:p text:style-name="P7">Mise en oeuvre d'un système d'alarme précoce</text:p>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9">Table des matières</text:p>
          </text:index-title>
          <text:p text:style-name="P28">Alarme précoce pour l'Observatoire Volcanologique du Karthala<text:tab/>2</text:p>
          <text:p text:style-name="P28">Présentation du projet<text:tab/>2</text:p>
          <text:p text:style-name="P28">Analyse de l'existant<text:tab/>2</text:p>
          <text:p text:style-name="P31">Fonctionnement de l'alarme précoce de l'OVPF<text:tab/>2</text:p>
          <text:p text:style-name="P28">Étude préalable<text:tab/>4</text:p>
          <text:p text:style-name="P31">Logiciels existants<text:tab/>4</text:p>
          <text:p text:style-name="P30">Interfaces de programmation (API) de téléphonie<text:tab/>4</text:p>
          <text:p text:style-name="P30">Logiciels de téléphonie<text:tab/>4</text:p>
          <text:p text:style-name="P28">Choix préliminaires<text:tab/>5</text:p>
          <text:p text:style-name="P31">Choix Logiciel<text:tab/>5</text:p>
          <text:p text:style-name="P31">Choix matériel <text:tab/>5</text:p>
        </text:index-body>
      </text:table-of-content>
      <text:p text:style-name="Text_20_body"/>
      <text:list text:style-name="Numbering_20_1">
        <text:list-item>
          <text:p text:style-name="Heading_20_1">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3" draw:name="graphics3" text:anchor-type="paragraph" svg:width="17.59cm" svg:height="17.016cm" draw:z-index="6"><draw:image xlink:href="Pictures/1000000000000301000002E8155EB8FA.png" xlink:type="simple" xlink:show="embed" xlink:actuate="onLoad"/></draw:frame><text:soft-page-break/>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11">Il n'y a qu'un seul message vocal préenregistré. On ne connaît donc pas immédiatement la cause de l'appel.</text:p>
        </text:list-item>
        <text:list-item>
          <text:p text:style-name="P11">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11">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text:soft-page-break/>Étude préalable</text:p>
        </text:list-item>
      </text:list>
      <text:p text:style-name="Standard">La solution logicielle proposée va devoir reprendre les fonctionnalités de base de l'ancien système et devra en intégrer de nouvelles. Elle devra notamment : </text:p>
      <text:list text:style-name="L4">
        <text:list-item>
          <text:p text:style-name="P21">être ouverte (possibilité de définir de nouveaux déclencheurs, messages, etc.)</text:p>
        </text:list-item>
        <text:list-item>
          <text:p text:style-name="P21">évolutive (permettre le développement de nouvelles fonctionnalités)</text:p>
        </text:list-item>
        <text:list-item>
          <text:p text:style-name="P21">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5">
        <text:list-item>
          <text:p text:style-name="P24">un dépôt versionné (CVS ou Subversion),</text:p>
        </text:list-item>
        <text:list-item>
          <text:p text:style-name="P24">la livraison de documentations technique et fonctionnelle, de guides d'installation, utilisateur et administrateur,</text:p>
        </text:list-item>
        <text:list-item>
          <text:p text:style-name="P24">la mise à disposition de paquets binaires</text:p>
        </text:list-item>
        <text:list-item>
          <text:p text:style-name="P24">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14">De faire de la reconnaissance vocale</text:p>
        </text:list-item>
        <text:list-item>
          <text:p text:style-name="P14">D'énoncer du texte (avec l'accent anglais uniquement)</text:p>
        </text:list-item>
        <text:list-item>
          <text:p text:style-name="P14">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4">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18">callText : appelle un numéro et dicte un message texte.</text:p>
        </text:list-item>
        <text:list-item>
          <text:p text:style-name="P18">callAudio : appelle un numéro et lit un fichier audio</text:p>
        </text:list-item>
        <text:list-item>
          <text:p text:style-name="P18">callTillConfirm : appelle continuellement une liste de numéros jusqu'à ce que l'appelé saisisse la séquence de confirmation. Le message lu est un message audio.</text:p>
        </text:list-item>
      </text:list>
      <text:p text:style-name="Standard"><text:soft-page-break/>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3">L'offre étant globalement plus intéressante en terme de prix à matériel équivalent.</text:span></text:p>
      <text:p text:style-name="P9">Nous avons testé avec succès l'application Voicent Gateway avec des modems standard (Us Robotics et Olitec) mais nous avons tout de même préféré acheter des modems de la société Voicent afin de bénéficier du meilleur support possible en cas de panne.</text:p>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align="justify" style:justify-single-word="false" fo:text-indent="0cm" style:auto-text-indent="false" style:page-number="auto"/>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 style:class="text" style:master-page-name="">
      <style:paragraph-properties fo:margin-left="0cm" fo:margin-right="0cm" fo:text-indent="0cm" style:auto-text-indent="false" style:page-number="auto"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cm" fo:margin-right="0cm" fo:text-indent="0cm" style:auto-text-indent="false" style:page-number="auto"/>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style:num-suffix="." style:num-format="I">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consecutive-numbering="true">
      <text:list-level-style-number text:level="1" text:style-name="Numbering_20_Symbols" style:num-format="1">
        <style:list-level-properties text:min-label-width="0.499cm"/>
      </text:list-level-style-number>
      <text:list-level-style-number text:level="2" text:style-name="Numbering_20_Symbols" style:num-format="1">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2"/>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2"/>
      </text:list-level-style-bullet>
      <text:list-level-style-bullet text:level="4" text:style-name="WW8Num2z0" style:num-suffix="." text:bullet-char="●">
        <style:list-level-properties text:space-before="2.54cm" text:min-label-width="0.635cm"/>
        <style:text-properties style:font-name="StarSymbol2"/>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2"/>
      </text:list-level-style-bullet>
      <text:list-level-style-bullet text:level="7" text:style-name="WW8Num2z0" style:num-suffix="." text:bullet-char="●">
        <style:list-level-properties text:space-before="4.445cm" text:min-label-width="0.635cm"/>
        <style:text-properties style:font-name="StarSymbol2"/>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2"/>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2"/>
      </text:list-level-style-bullet>
      <text:list-level-style-bullet text:level="4" text:style-name="WW8Num3z0" style:num-suffix="." text:bullet-char="●">
        <style:list-level-properties text:space-before="2.54cm" text:min-label-width="0.635cm"/>
        <style:text-properties style:font-name="StarSymbol2"/>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2"/>
      </text:list-level-style-bullet>
      <text:list-level-style-bullet text:level="7" text:style-name="WW8Num3z0" style:num-suffix="." text:bullet-char="●">
        <style:list-level-properties text:space-before="4.445cm" text:min-label-width="0.635cm"/>
        <style:text-properties style:font-name="StarSymbol2"/>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2"/>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2"/>
      </text:list-level-style-bullet>
      <text:list-level-style-bullet text:level="4" text:style-name="WW8Num4z0" style:num-suffix="." text:bullet-char="●">
        <style:list-level-properties text:space-before="2.54cm" text:min-label-width="0.635cm"/>
        <style:text-properties style:font-name="StarSymbol2"/>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2"/>
      </text:list-level-style-bullet>
      <text:list-level-style-bullet text:level="7" text:style-name="WW8Num4z0" style:num-suffix="." text:bullet-char="●">
        <style:list-level-properties text:space-before="4.445cm" text:min-label-width="0.635cm"/>
        <style:text-properties style:font-name="StarSymbol2"/>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014cm" fo:margin-left="-0.226cm" table:align="left" style:writing-mode="lr-tb"/>
    </style:style>
    <style:style style:name="Table2.A" style:family="table-column">
      <style:table-column-properties style:column-width="5.442cm"/>
    </style:style>
    <style:style style:name="Table2.B" style:family="table-column">
      <style:table-column-properties style:column-width="8.251cm"/>
    </style:style>
    <style:style style:name="Table2.C" style:family="table-column">
      <style:table-column-properties style:column-width="2.32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32cm" fo:margin-left="-0.226cm" table:align="left" style:writing-mode="lr-tb"/>
    </style:style>
    <style:style style:name="Table1.A" style:family="table-column">
      <style:table-column-properties style:column-width="2.692cm"/>
    </style:style>
    <style:style style:name="Table1.B" style:family="table-column">
      <style:table-column-properties style:column-width="5.001cm"/>
    </style:style>
    <style:style style:name="Table1.C" style:family="table-column">
      <style:table-column-properties style:column-width="4.494cm"/>
    </style:style>
    <style:style style:name="Table1.D" style:family="table-column">
      <style:table-column-properties style:column-width="4.13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7cm" fo:margin-bottom="1.27cm" fo:margin-left="2.499cm" fo:margin-right="2.499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1.764cm" svg:height="1.799cm" draw:z-index="4"><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Page_20_Number"><text:span text:style-name="T2"><text:page-number text:select-page="current">5</text:page-number></text:span></text:span></text:p>
            </table:table-cell>
            <table:table-cell table:style-name="Table1.A1" office:value-type="string">
              <text:p text:style-name="P4"><text:span text:style-name="T1">Nombre de pages : </text:span><text:span text:style-name="Page_20_Number"><text:span text:style-name="T2"><text:page-count style:num-format="1">5</text:page-count></text:span></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L’Observatoire Volcanologique du Piton de La Fournaise souhaite</dc:title>
    <meta:initial-creator>piton trois tetes</meta:initial-creator>
    <meta:creation-date>2007-02-20T01:47:00</meta:creation-date>
    <dc:creator>Patrice Boissier</dc:creator>
    <dc:date>2007-12-23T19:03:02</dc:date>
    <meta:print-date>2113-01-01T00:00:00</meta:print-date>
    <meta:editing-cycles>13</meta:editing-cycles>
    <meta:editing-duration>PT6H34M12S</meta:editing-duration>
    <meta:user-defined meta:name="Info 1"/>
    <meta:user-defined meta:name="Info 2"/>
    <meta:user-defined meta:name="Info 3"/>
    <meta:user-defined meta:name="Info 4"/>
    <meta:document-statistic meta:table-count="2" meta:image-count="3" meta:object-count="0" meta:page-count="5" meta:paragraph-count="89" meta:word-count="1318" meta:character-count="8976"/>
  </office:meta>
</office:document-meta>
</file>